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4_10-02-1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2 E-139-34-49.49</text:p>
          </table:table-cell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4_10-47-2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7.68 E-139-34-49.38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4_16-59-50_000.jpg</text:p>
          </table:table-cell>
          <table:table-cell table:style-name="ce20" office:value-type="string">
            <text:p>:m 1*1 other / コレポン+res / to.auショップ、鷺沼、溝の口、溝の口大通り / ファーウェイ、スマホ、購入</text:p>
          </table:table-cell>
          <table:table-cell table:style-name="ce33"/>
          <table:table-cell table:style-name="ce3"/>
          <table:table-cell table:style-name="ce3" office:value-type="string">
            <text:p>N-35-35-28.44 E-139-34-49.54</text:p>
          </table:table-cell>
          <table:table-cell table:style-name="ce34" table:formula="of:=IF([.E4]=&quot;&quot;;[.C4];CONCATENATE([.C4];&quot; / &quot;;[.E4]))" office:value-type="string" office:string-value=":m 1*1 other / コレポン+res / to.auショップ、鷺沼、溝の口、溝の口大通り / ファーウェイ、スマホ、購入">
            <text:p>:m 1*1 other / コレポン+res / to.auショップ、鷺沼、溝の口、溝の口大通り / ファーウェイ、スマホ、購入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4_17-04-46_000.jpg</text:p>
          </table:table-cell>
          <table:table-cell table:style-name="ce20" office:value-type="string">
            <text:p>:m 1-2*2 RES / 245 / 『予防接種は「効く」のか？』　岩田健太郎 / p.66</text:p>
          </table:table-cell>
          <table:table-cell table:style-name="ce25"/>
          <table:table-cell table:style-name="ce3"/>
          <table:table-cell table:style-name="ce3" office:value-type="string">
            <text:p>N-35-35-28.38 E-139-34-49.27</text:p>
          </table:table-cell>
          <table:table-cell table:style-name="ce34" table:formula="of:=IF([.E5]=&quot;&quot;;[.C5];CONCATENATE([.C5];&quot; / &quot;;[.E5]))" office:value-type="string" office:string-value=":m 1-2*2 RES / 245 / 『予防接種は「効く」のか？』　岩田健太郎 / p.66">
            <text:p>:m 1-2*2 RES / 245 / 『予防接種は「効く」のか？』　岩田健太郎 / p.66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4_18-48-03_000.jpg</text:p>
          </table:table-cell>
          <table:table-cell table:style-name="ce20" office:value-type="string">
            <text:p>:m music / log / gt / || s.1:f-N,frase,theme=blues,score+,,k.B,genre=blues,R=2 || s.2:f-N,frase,-,,,,,R=1</text:p>
          </table:table-cell>
          <table:table-cell table:style-name="ce25"/>
          <table:table-cell table:style-name="ce3"/>
          <table:table-cell table:style-name="ce3" office:value-type="string">
            <text:p>N-35-35-28.56 E-139-34-49.54</text:p>
          </table:table-cell>
          <table:table-cell table:style-name="ce34" table:formula="of:=IF([.E6]=&quot;&quot;;[.C6];CONCATENATE([.C6];&quot; / &quot;;[.E6]))" office:value-type="string" office:string-value=":m music / log / gt / || s.1:f-N,frase,theme=blues,score+,,k.B,genre=blues,R=2 || s.2:f-N,frase,-,,,,,R=1">
            <text:p>:m music / log / gt / || s.1:f-N,frase,theme=blues,score+,,k.B,genre=blues,R=2 || s.2:f-N,frase,-,,,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4_21-03-12_000.jpg</text:p>
          </table:table-cell>
          <table:table-cell table:style-name="ce17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3.53 E-139-34-57.07</text:p>
          </table:table-cell>
          <table:table-cell table:style-name="ce34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5_01-09-08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7.9 E-139-34-49.98</text:p>
          </table:table-cell>
          <table:table-cell table:style-name="ce34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5_01-09-41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77 E-139-34-49.49</text:p>
          </table:table-cell>
          <table:table-cell table:style-name="ce34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05_06-34-00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09 E-139-34-49.76</text:p>
          </table:table-cell>
          <table:table-cell table:style-name="ce34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05_08-20-34_000.jpg</text:p>
          </table:table-cell>
          <table:table-cell table:style-name="ce6" office:value-type="string">
            <text:p>:m 東和 PHOTO / 200402th / 学芸大学駅 / こぶしえん新築工事 / １名 / テクノキャリア（扶桑電気）（東亜建設工業） / 日誌</text:p>
          </table:table-cell>
          <table:table-cell table:style-name="ce17"/>
          <table:table-cell table:style-name="ce3"/>
          <table:table-cell table:style-name="ce3" office:value-type="string">
            <text:p>N-35-35-28.7 E-139-34-49.6</text:p>
          </table:table-cell>
          <table:table-cell table:style-name="ce34" table:formula="of:=IF([.E11]=&quot;&quot;;[.C11];CONCATENATE([.C11];&quot; / &quot;;[.E11]))" office:value-type="string" office:string-value=":m 東和 PHOTO / 200402th / 学芸大学駅 / こぶしえん新築工事 / １名 / テクノキャリア（扶桑電気）（東亜建設工業） / 日誌">
            <text:p>:m 東和 PHOTO / 200402th / 学芸大学駅 / こぶしえん新築工事 / １名 / テクノキャリア（扶桑電気）（東亜建設工業） / 日誌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05_08-37-02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13 E-139-34-49.38</text:p>
          </table:table-cell>
          <table:table-cell table:style-name="ce34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4_18-30-38_000.mov</text:p>
          </table:table-cell>
          <table:table-cell table:style-name="ce6" office:value-type="string">
            <text:p>:VIDEO / @自宅 / メモ / guitar,gt / 演奏、play / g-2020-0404-1 / f-N,frase,-,,,,,R=1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メモ / guitar,gt / 演奏、play / g-2020-0404-1 / f-N,frase,-,,,,,R=1">
            <text:p>:VIDEO / @自宅 / メモ / guitar,gt / 演奏、play / g-2020-0404-1 / f-N,frase,-,,,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04_18-37-44_000.mov</text:p>
          </table:table-cell>
          <table:table-cell table:style-name="ce6" office:value-type="string">
            <text:p>:VIDEO / @自宅 / メモ / guitar,gt / 演奏、play / g-2020-0404-2 / f-N,frase,theme=blues,score+,,k.B,genre=blues,R=2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guitar,gt / 演奏、play / g-2020-0404-2 / f-N,frase,theme=blues,score+,,k.B,genre=blues,R=2">
            <text:p>:VIDEO / @自宅 / メモ / guitar,gt / 演奏、play / g-2020-0404-2 / f-N,frase,theme=blues,score+,,k.B,genre=blues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4_18-44-00_000.mov</text:p>
          </table:table-cell>
          <table:table-cell table:style-name="ce6" office:value-type="string">
            <text:p>:VIDEO / @自宅 / メモ / harp / 演奏 / h-2020-0404-1 / no-memo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harp / 演奏 / h-2020-0404-1 / no-memo">
            <text:p>:VIDEO / @自宅 / メモ / harp / 演奏 / h-2020-0404-1 / no-memo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4_19-07-10_000.mov</text:p>
          </table:table-cell>
          <table:table-cell table:style-name="ce6" office:value-type="string">
            <text:p>:VIDEO / @自宅 / メモ / sax / 演奏、play / s-2020-0404-1 / no-memo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sax / 演奏、play / s-2020-0404-1 / no-memo">
            <text:p>:VIDEO / @自宅 / メモ / sax / 演奏、play / s-2020-0404-1 / no-memo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5_07-29-02_000.mov</text:p>
          </table:table-cell>
          <table:table-cell table:style-name="ce6" office:value-type="string">
            <text:p>:VIDEO / @自宅 / 体操 / hip-hopダンス、ヒップホップ / h-2020-0405-1 / id=??.n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体操 / hip-hopダンス、ヒップホップ / h-2020-0405-1 / id=??.n">
            <text:p>:VIDEO / @自宅 / 体操 / hip-hopダンス、ヒップホップ / h-2020-0405-1 / id=??.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2020/04/05</text:date>, <text:time>09:2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5T09:23:51.74</dc:date>
    <dc:creator>iwabuchi ken</dc:creator>
    <meta:editing-duration>P19DT52M21S</meta:editing-duration>
    <meta:editing-cycles>7605</meta:editing-cycles>
    <meta:document-statistic meta:table-count="1" meta:cell-count="762" meta:object-count="0"/>
  </office:meta>
</office:document-meta>
</file>